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fo:background-color="#00a933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end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9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na_regen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gic_shield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heal_pwr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ing_strength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table:style-name="ce5" office:value-type="string" calcext:value-type="string">
            <text:p>tormentor</text:p>
          </table:table-cell>
          <table:table-cell table:number-columns-repeated="8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8"/>
          <table:table-cell table:style-name="ce5" office:value-type="string" calcext:value-type="string">
            <text:p>warlock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healing_streng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ing_strength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mana_percent_big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9"/>
          <table:table-cell office:value-type="string" calcext:value-type="string">
            <text:p>mana_regen_percent</text:p>
          </table:table-cell>
          <table:table-cell table:number-columns-repeated="9"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ing_strength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_big</text:p>
          </table:table-cell>
          <table:table-cell/>
          <table:table-cell office:value-type="string" calcext:value-type="string">
            <text:p>all_lightning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fire_damage_big</text:p>
          </table:table-cell>
          <table:table-cell/>
          <table:table-cell office:value-type="string" calcext:value-type="string">
            <text:p>all_chaos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ing_strength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energy_percent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health_regen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ruthless_tra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 table:number-columns-repeated="3"/>
          <table:table-cell office:value-type="string" calcext:value-type="string">
            <text:p>lightning_penetratio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tration</text:p>
          </table:table-cell>
          <table:table-cell table:number-columns-repeated="3"/>
          <table:table-cell office:value-type="string" calcext:value-type="string">
            <text:p>chaos_penetration</text:p>
          </table:table-cell>
          <table:table-cell table:number-columns-repeated="5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regen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</text:p>
          </table:table-cell>
          <table:table-cell table:number-columns-repeated="6"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battery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regen_percent</text:p>
          </table:table-cell>
          <table:table-cell table:number-columns-repeated="6"/>
          <table:table-cell office:value-type="string" calcext:value-type="string">
            <text:p>health_percent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attack_dmg_major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/>
          <table:table-cell office:value-type="string" calcext:value-type="string">
            <text:p>lightning_penetratio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ire_penetration</text:p>
          </table:table-cell>
          <table:table-cell/>
          <table:table-cell office:value-type="string" calcext:value-type="string">
            <text:p>chaos_penetration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ll_physical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fire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5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_fc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_fcr_big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haos_spell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ene_regen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block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ms_all_in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a_big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mana_regen_big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4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4"/>
          <table:table-cell table:style-name="ce5" office:value-type="string" calcext:value-type="string">
            <text:p>magical_life_tra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3"/>
          <table:table-cell office:value-type="string" calcext:value-type="string">
            <text:p>block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mg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mant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wate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_speed_big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taff_ele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ele_dmg_percent_bi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taff_dmg_percent_maj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ele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ele_dmg_percen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ea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_to_lightning_big</text:p>
          </table:table-cell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are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fire_damage_big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ea_small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power_overwhelming_tra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_big</text:p>
          </table:table-cell>
          <table:table-cell/>
          <table:table-cell office:value-type="string" calcext:value-type="string">
            <text:p>are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creased_duration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d_duration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mana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_pwr_big</text:p>
          </table:table-cell>
          <table:table-cell table:number-columns-repeated="4"/>
          <table:table-cell table:style-name="ce5" office:value-type="string" calcext:value-type="string">
            <text:p>divinit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i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ing_streng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ing_streng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int_dmg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harmony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style-name="ce5" office:value-type="string" calcext:value-type="string">
            <text:p>true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percent_major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arlock</text:p>
          </table:table-cell>
          <table:table-cell table:number-columns-repeated="3"/>
          <table:table-cell office:value-type="string" calcext:value-type="string">
            <text:p>do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9"/>
          <table:table-cell office:value-type="string" calcext:value-type="string">
            <text:p>pocket_capacitor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critical_hi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rickster_trai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fir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s_regen_percent_major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ea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area_bi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crit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_hit_dodge_small</text:p>
          </table:table-cell>
          <table:table-cell table:number-columns-repeated="2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crit_hit_dodge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n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water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4"/>
          <table:table-cell office:value-type="string" calcext:value-type="string">
            <text:p>area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damage</text:p>
          </table:table-cell>
          <table:table-cell table:number-columns-repeated="5"/>
          <table:table-cell office:value-type="string" calcext:value-type="string">
            <text:p>bow_dmg_percent_major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pen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cr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summon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summon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style-name="ce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4"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all_elemental_damage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mental_spel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spell_summon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summon_dmg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/>
          <table:table-cell table:style-name="ce3"/>
          <table:table-cell/>
          <table:table-cell office:value-type="string" calcext:value-type="string">
            <text:p>mana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ele_dmg_percent_small</text:p>
          </table:table-cell>
          <table:table-cell table:number-columns-repeated="5"/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elemental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ele_dmg_percen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table:style-name="ce5" office:value-type="string" calcext:value-type="string">
            <text:p>elemental_purity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stout_defender_trait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/>
          <table:table-cell office:value-type="string" calcext:value-type="string">
            <text:p>elemental_res_big</text:p>
          </table:table-cell>
          <table:table-cell/>
          <table:table-cell office:value-type="string" calcext:value-type="string">
            <text:p>health_percent_big</text:p>
          </table:table-cell>
          <table:table-cell table:number-columns-repeated="3"/>
          <table:table-cell office:value-type="string" calcext:value-type="string">
            <text:p>critical_hit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 office:value-type="string" calcext:value-type="string">
            <text:p>O</text:p>
          </table:table-cell>
          <table:table-cell table:style-name="ce3" office:value-type="string" calcext:value-type="string">
            <text:p>Guardian</text:p>
          </table:table-cell>
          <table:table-cell table:style-name="ce3" table:number-columns-repeated="5"/>
          <table:table-cell table:style-name="ce3" office:value-type="string" calcext:value-type="string">
            <text:p>cdr_big</text:p>
          </table:table-cell>
          <table:table-cell table:style-name="ce3" table:number-columns-repeated="5"/>
          <table:table-cell table:style-name="ce3" office:value-type="string" calcext:value-type="string">
            <text:p>Rang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hys_dmg_small</text:p>
          </table:table-cell>
          <table:table-cell table:number-columns-repeated="6"/>
          <table:table-cell office:value-type="string" calcext:value-type="string">
            <text:p>hp_hp_regen_big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_dex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dr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a_dex_big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mental_attack_dmg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table:style-name="ce3"/>
          <table:table-cell/>
          <table:table-cell office:value-type="string" calcext:value-type="string">
            <text:p>dodge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hp_dod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5"/>
          <table:table-cell office:value-type="string" calcext:value-type="string">
            <text:p>crossbow_dmg_percent_major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elemental_res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dodge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proj_speed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heal_pwr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ing_streng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dge_ene_regen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lightnin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ing_strength</text:p>
          </table:table-cell>
          <table:table-cell table:number-columns-repeated="4"/>
          <table:table-cell office:value-type="string" calcext:value-type="string">
            <text:p>mana_cos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ele_dmg_percent_small</text:p>
          </table:table-cell>
          <table:table-cell table:number-columns-repeated="5"/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efreshing_breeze_trait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elemental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ele_dmg_percen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mana_co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dodge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ene_small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 table:number-columns-repeated="2"/>
          <table:table-cell office:value-type="string" calcext:value-type="string">
            <text:p>hp_ene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cos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ene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chaos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ele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ele_dmg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rmor_percent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armor_pen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9"/>
          <table:table-cell office:value-type="string" calcext:value-type="string">
            <text:p>overseer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style-name="ce5" office:value-type="string" calcext:value-type="string">
            <text:p>sniper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ele_dmg_percent_small</text:p>
          </table:table-cell>
          <table:table-cell table:number-columns-repeated="3"/>
          <table:table-cell office:value-type="string" calcext:value-type="string">
            <text:p>staff_ele_dmg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verflowing_vitality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energy_percent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side_step_tra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ter_spell_damage_major</text:p>
          </table:table-cell>
          <table:table-cell/>
          <table:table-cell office:value-type="string" calcext:value-type="string">
            <text:p>healing_strength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ele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ele_dmg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str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healing_streng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fined_ta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lifesteal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shield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familiar_instincts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chaos_damage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ightning_attack_dmg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shield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lightning_attack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block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proj_speed_big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bow_ele_dmg_percent_big</text:p>
          </table:table-cell>
          <table:table-cell table:number-columns-repeated="3"/>
          <table:table-cell office:value-type="string" calcext:value-type="string">
            <text:p>fortified_reaction_tra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berserkers_impartiality_trait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6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int_big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os_attack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crossbow_ele_dmg_percent_big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tration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irit_cost_big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crit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style-name="Default"/>
          <table:table-cell table:number-columns-repeated="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fire</text:p>
          </table:table-cell>
          <table:table-cell table:number-columns-repeated="3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creased_duration_small</text:p>
          </table:table-cell>
          <table:table-cell table:number-columns-repeated="3"/>
          <table:table-cell office:value-type="string" calcext:value-type="string">
            <text:p>phys_to_chaos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eed_mastery_trait</text:p>
          </table:table-cell>
          <table:table-cell table:number-columns-repeated="5"/>
          <table:table-cell office:value-type="string" calcext:value-type="string">
            <text:p>chaos_penetration_big</text:p>
          </table:table-cell>
          <table:table-cell table:number-columns-repeated="3"/>
          <table:table-cell office:value-type="string" calcext:value-type="string">
            <text:p>phys_to_fir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creased_duration_big</text:p>
          </table:table-cell>
          <table:table-cell/>
          <table:table-cell office:value-type="string" calcext:value-type="string">
            <text:p>mana_cost_big</text:p>
          </table:table-cell>
          <table:table-cell/>
          <table:table-cell office:value-type="string" calcext:value-type="string">
            <text:p>mana_cost_small</text:p>
          </table:table-cell>
          <table:table-cell/>
          <table:table-cell office:value-type="string" calcext:value-type="string">
            <text:p>gauntlets_dmg_percent_big</text:p>
          </table:table-cell>
          <table:table-cell/>
          <table:table-cell office:value-type="string" calcext:value-type="string">
            <text:p>gauntlets_dmg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armor_small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_big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armor_big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phys_to_chaos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table:style-name="ce5" office:value-type="string" calcext:value-type="string">
            <text:p>blood_mage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cos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big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mana_cos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small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p_armor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cos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small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mor_percent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5"/>
          <table:table-cell office:value-type="string" calcext:value-type="string">
            <text:p>water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gauntlets_ele_dmg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rmor_pen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auntlets_dmg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phys_dmg_crit_dmg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attack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dmg_crit_dmg_small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auntlets_ele_dmg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ll_physical_damage_big</text:p>
          </table:table-cell>
          <table:table-cell/>
          <table:table-cell office:value-type="string" calcext:value-type="string">
            <text:p>armor_pen_small</text:p>
          </table:table-cell>
          <table:table-cell/>
          <table:table-cell office:value-type="string" calcext:value-type="string">
            <text:p>energy_percent_big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gauntlets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ta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regen_percent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</text:p>
          </table:table-cell>
          <table:table-cell table:number-columns-repeated="6"/>
          <table:table-cell office:value-type="string" calcext:value-type="string">
            <text:p>magic_shield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4"/>
          <table:table-cell office:value-type="string" calcext:value-type="string">
            <text:p>reckless_blows_trai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word_dmg_percent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axe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hp_dodge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6"/>
          <table:table-cell office:value-type="string" calcext:value-type="string">
            <text:p>mana_regen_percent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ammer_dmg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ammer_ele_dmg_percent_small</text:p>
          </table:table-cell>
          <table:table-cell table:number-columns-repeated="3"/>
          <table:table-cell office:value-type="string" calcext:value-type="string">
            <text:p>sword_dmg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3"/>
          <table:table-cell office:value-type="string" calcext:value-type="string">
            <text:p>axe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xe_ele_dmg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magic_shield_regen_percent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block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clever_escapist_trait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mana_percent</text:p>
          </table:table-cell>
          <table:table-cell table:number-columns-repeated="5"/>
          <table:table-cell office:value-type="string" calcext:value-type="string">
            <text:p>mana_regen_percent_big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ammer_dmg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ammer_ele_dmg_percent_small</text:p>
          </table:table-cell>
          <table:table-cell/>
          <table:table-cell office:value-type="string" calcext:value-type="string">
            <text:p>sword_dmg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ax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xe_ele_dmg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ammer_dmg_percent_major</text:p>
          </table:table-cell>
          <table:table-cell/>
          <table:table-cell office:value-type="string" calcext:value-type="string">
            <text:p>hammer_dmg_percent_small</text:p>
          </table:table-cell>
          <table:table-cell/>
          <table:table-cell office:value-type="string" calcext:value-type="string">
            <text:p>hammer_ele_dmg_percent_major</text:p>
          </table:table-cell>
          <table:table-cell table:number-columns-repeated="3"/>
          <table:table-cell office:value-type="string" calcext:value-type="string">
            <text:p>sword_dmg_percent_major</text:p>
          </table:table-cell>
          <table:table-cell/>
          <table:table-cell office:value-type="string" calcext:value-type="string">
            <text:p>sword_dmg_percent_small</text:p>
          </table:table-cell>
          <table:table-cell/>
          <table:table-cell office:value-type="string" calcext:value-type="string">
            <text:p>sword_ele_dmg_percent_major</text:p>
          </table:table-cell>
          <table:table-cell table:number-columns-repeated="3"/>
          <table:table-cell office:value-type="string" calcext:value-type="string">
            <text:p>axe_dmg_percent_major</text:p>
          </table:table-cell>
          <table:table-cell/>
          <table:table-cell office:value-type="string" calcext:value-type="string">
            <text:p>axe_damage</text:p>
          </table:table-cell>
          <table:table-cell/>
          <table:table-cell office:value-type="string" calcext:value-type="string">
            <text:p>axe_ele_dmg_percent_majo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3"/>
          <table:table-cell table:number-columns-repeated="2"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shield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shield_regen_percent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shulker_shell_trait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8"/>
          <table:table-cell office:value-type="string" calcext:value-type="string">
            <text:p>avatar_trait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shield_regen_perce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big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armor_percent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 style:data-style-name="N2" text:time-value="06:25:12.4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8-08T09:45:49.897000000</dc:date>
    <meta:editing-cycles>65</meta:editing-cycles>
    <meta:editing-duration>PT6H39M23S</meta:editing-duration>
    <meta:document-statistic meta:table-count="1" meta:cell-count="3309" meta:object-count="0"/>
  </office:meta>
</office:document-meta>
</file>